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ae829"/>
    </style:style>
    <style:style style:name="T1" style:family="text">
      <style:text-properties officeooo:rsid="001ae829"/>
    </style:style>
    <style:style style:name="T2" style:family="text">
      <style:text-properties officeooo:rsid="001bae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G Engenharia social</text:p>
      <text:p text:style-name="Standard">Palestrante: Franklin Martins;</text:p>
      <text:p text:style-name="Standard">Candidato: Pedro Jullian Medina Torres Graça;</text:p>
      <text:p text:style-name="P1">Descrição: Exemplificação de um ataque de engenharia social.</text:p>
      <text:p text:style-name="P1"/>
      <text:p text:style-name="P1"><text:tab/>Um ataque de engenharia social se baseia em explorar falhas humanas a fim de roubar dados</text:p>
      <text:p text:style-name="Standard">e informações cruciais de terceiros (como códigos fonte de softwares proprietário ou a senha de um</text:p>
      <text:p text:style-name="Standard">e-mail) e acesso a sistemas que você não deveria ter permissão. Pensando nisso eu pensei que uma</text:p>
      <text:p text:style-name="Standard">boa escolha de exemplo seria a invasão de uma empresa de rádio a fim de ter acesso à transmissão e</text:p>
      <text:p text:style-name="Standard">colocar uma música de gosto pessoal.</text:p>
      <text:p text:style-name="Standard"><text:tab/><text:span text:style-name="T1">A p</text:span>rimeira coisa é observar o estúdio e entender vários aspectos importantes, como jargões e</text:p>
      <text:p text:style-name="Standard">regra de vestimenta. Para a observação ela pode ser passiva (a distância) e/ou ativa (se passando por</text:p>
      <text:p text:style-name="Standard">policiais, técnicos, consultores ou coisas do gênero). Dessa forma é possível obter informações</text:p>
      <text:p text:style-name="Standard">valiosas como os protocolos de segurança da empresa, o horário de funcionamento e dados pessoais</text:p>
      <text:p text:style-name="P1">dos funcionários que podem ser uteis para tentar descobrir senhas ou manipular <text:span text:style-name="T1">(de forma passiva ou ativa)</text:span> as vítimas. </text:p>
      <text:p text:style-name="P1"><text:tab/>Uma boa técnica é o pedido de ajuda, se você falar que está com problemas e que precisa de dados para resolver o seu problema, a disposição dos funcionários de ajudar pode suprimir possíveis suspeitas, ainda mais aliados a autoridade ou paridade; Se você se passar por policial pode conseguir convencer pela autoridade, se você se passar por um técnico da empresa, só que de outra unidade, por paridade (a pessoa se vê em você) pode conseguir abaixar as suspeitas.</text:p>
      <text:p text:style-name="P1"><text:tab/><text:span text:style-name="T2">Então para a invasão iria procurar conhecer as pessoas, fazendo o reconhecimento dos pontos mais frágeis, me relacionaria pessoalmente com equipe de segurança ou técnica, assim conseguiria obter acesso a segurança. Após analisar os horários da empresa para entender o melhor momento de ataque, usando disso irei executar o ataque, com as senhas e acessos físicos já explicados nos parágrafos aci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0:04:30.913062524</meta:creation-date>
    <dc:date>2020-02-14T11:03:17.972036142</dc:date>
    <meta:editing-duration>PT7M56S</meta:editing-duration>
    <meta:editing-cycles>1</meta:editing-cycles>
    <meta:document-statistic meta:table-count="0" meta:image-count="0" meta:object-count="0" meta:page-count="1" meta:paragraph-count="16" meta:word-count="315" meta:character-count="1942" meta:non-whitespace-character-count="1638"/>
    <meta:generator>LibreOffice/6.0.7.3$Linux_X86_64 LibreOffice_project/00m0$Build-3</meta:generator>
  </office:meta>
</office:document-meta>
</file>